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d9d" officeooo:paragraph-rsid="001b9d9d"/>
    </style:style>
    <style:style style:name="P2" style:family="paragraph" style:parent-style-name="Standard">
      <style:paragraph-properties fo:text-align="justify" style:justify-single-word="false"/>
      <style:text-properties officeooo:rsid="001cc9ee" officeooo:paragraph-rsid="001ef80a"/>
    </style:style>
    <style:style style:name="P3" style:family="paragraph" style:parent-style-name="Standard">
      <style:text-properties officeooo:rsid="001cc9ee" officeooo:paragraph-rsid="002063de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paragraph-rsid="001ef80a"/>
    </style:style>
    <style:style style:name="P5" style:family="paragraph" style:parent-style-name="Standard">
      <style:text-properties fo:language="ru" fo:country="RU" officeooo:paragraph-rsid="001c6491"/>
    </style:style>
    <style:style style:name="P6" style:family="paragraph" style:parent-style-name="Title">
      <style:text-properties fo:language="ru" fo:country="RU"/>
    </style:style>
    <style:style style:name="P7" style:family="paragraph" style:parent-style-name="Heading_20_1">
      <style:paragraph-properties fo:text-align="center" style:justify-single-word="false"/>
      <style:text-properties fo:language="ru" fo:country="RU"/>
    </style:style>
    <style:style style:name="P8" style:family="paragraph" style:parent-style-name="Standard">
      <style:text-properties officeooo:rsid="001cc9ee" officeooo:paragraph-rsid="001cc9ee"/>
    </style:style>
    <style:style style:name="P9" style:family="paragraph" style:parent-style-name="Standard">
      <style:text-properties fo:language="ru" fo:country="RU" officeooo:rsid="001cc9ee" officeooo:paragraph-rsid="0023d148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paragraph-rsid="001c6491"/>
    </style:style>
    <style:style style:name="P11" style:family="paragraph" style:parent-style-name="Standard">
      <style:paragraph-properties fo:text-align="justify" style:justify-single-word="false"/>
      <style:text-properties officeooo:paragraph-rsid="0023d148"/>
    </style:style>
    <style:style style:name="T1" style:family="text">
      <style:text-properties officeooo:rsid="001b9d9d"/>
    </style:style>
    <style:style style:name="T2" style:family="text">
      <style:text-properties officeooo:rsid="001c6491"/>
    </style:style>
    <style:style style:name="T3" style:family="text">
      <style:text-properties officeooo:rsid="001cc9ee"/>
    </style:style>
    <style:style style:name="T4" style:family="text">
      <style:text-properties officeooo:rsid="001dc751"/>
    </style:style>
    <style:style style:name="T5" style:family="text">
      <style:text-properties officeooo:rsid="001ef80a"/>
    </style:style>
    <style:style style:name="T6" style:family="text">
      <style:text-properties officeooo:rsid="001fdfd6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063de"/>
    </style:style>
    <style:style style:name="T9" style:family="text">
      <style:text-properties fo:language="ru" fo:country="RU" officeooo:rsid="0023d148"/>
    </style:style>
    <style:style style:name="T10" style:family="text">
      <style:text-properties officeooo:rsid="0022ec84"/>
    </style:style>
    <style:style style:name="T11" style:family="text">
      <style:text-properties officeooo:rsid="0023d1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Тестовое задание программист С++</text:p>
      <text:p text:style-name="P1"/>
      <text:p text:style-name="P5"><text:span text:style-name="T1">Нужно написать </text:span><text:span text:style-name="T4">два</text:span><text:span text:style-name="T1"> приложения, клиент и сервер, которые взаимодействуют друг с другом. </text:span></text:p>
      <text:h text:style-name="P7" text:outline-level="1">Сервер</text:h>
      <text:p text:style-name="P4"><text:span text:style-name="T1">У сервера есть конфигурационный файл, он лежит на диске, config.txt, в нем хранитятся данные ключ/значение, можно использовать произвольный формат. На старте сервер его читает. У сервера есть 2 команды get и set, первая по ключу получает значение, вторая его записывает. Формат команд </text:span><text:span text:style-name="T2">$</text:span><text:span text:style-name="T1">get &lt;key&gt;, </text:span><text:span text:style-name="T2">$</text:span><text:span text:style-name="T1">set &lt;key&gt;=&lt;value&gt;. Запись значения должна сопровождаться обновлением файла на диске, можно не сразу, а периодически. </text:span><text:span text:style-name="T2">Желательно вести запись в файл в отдельном потоке.</text:span><text:span text:style-name="T1"> </text:span><text:span text:style-name="T2">Сервер поддерживает произвольное кол</text:span><text:span text:style-name="T5">л</text:span><text:span text:style-name="T2">ичество клиентов. </text:span><text:span text:style-name="T1">Сервер должен быть многопоточным, т.е. команды должны обрабатываться параллельно. Чтение должно происходить с минимальной задержкой. </text:span><text:span text:style-name="T2">Считаем что запись редкая ситуация.</text:span><text:span text:style-name="T1"> Сервер должен вести статистику запросов, и выводить в консоль каждый 5 секунд сколько каких запросов он выполнил </text:span><text:span text:style-name="T3">всего и за последние 5 секунд. Опционально – считать статистику доступа к каждому ключу, возвращать на любую из команд в результате эту статистику, например:</text:span></text:p>
      <text:p text:style-name="P2"><text:line-break/>$get tree</text:p>
      <text:p text:style-name="P2"/>
      <text:p text:style-name="P3"><text:span text:style-name="T7">результат</text:span><text:span text:style-name="T8">:</text:span></text:p>
      <text:p text:style-name="P3"><text:line-break/>tree=Blue<text:line-break/>reads=10</text:p>
      <text:p text:style-name="P8">writes=1</text:p>
      <text:p text:style-name="P8"/>
      <text:p text:style-name="P9"><text:span text:style-name="T11">При разработке м</text:span><text:span text:style-name="T10">ожно использовать сторонние библиотеки, для парсинга и для сети. Например rapidjson, boost и т.д.</text:span></text:p>
      <text:h text:style-name="P7" text:outline-level="1">Клиент</text:h>
      <text:p text:style-name="P10"><text:span text:style-name="T2">Однопоточный. </text:span><text:span text:style-name="T3">Подключается к серверу, далее</text:span><text:span text:style-name="T2"> выбирает случайный ключ из захардкоженого списка и выполняет на сервере $get вероятность 99%, а в 1% случаев для записывает случайны данные в этот ключ, выполняя $set. </text:span><text:span text:style-name="T3">Результаты выполнения команд пишутс</text:span><text:span text:style-name="T6">я</text:span><text:span text:style-name="T3"> в консоль.</text:span><text:span text:style-name="T2"> Это повторяется в цикле 10к раз</text:span><text:span text:style-name="T3">(без разрыва соединения)</text:span><text:span text:style-name="T2"> и происходит выход. Опционально сделать реконнект к серверу, в случае разрыва соединения, или если сервер офлайн, т.е. клиент ждет пока он появится в сети.</text:span></text:p>
      <text:p text:style-name="P11"><text:span text:style-name="T9">Клиент можно написать на любом языке, хоть на питон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6:41:33.359837066</meta:creation-date>
    <dc:date>2021-04-20T18:43:17.551663015</dc:date>
    <meta:editing-duration>PT12M5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250" meta:character-count="1775" meta:non-whitespace-character-count="1533"/>
  </office:meta>
</office:document-meta>
</file>